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Code Pro" svg:font-family="'Source Code Pr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fo:background-color="#ffffff"/>
    </style:style>
    <style:style style:name="P2" style:family="paragraph" style:parent-style-name="Standard">
      <style:text-properties fo:color="#ff0000" fo:font-weight="normal" style:font-weight-asian="normal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style:font-name="Verdana" fo:font-weight="bold" fo:background-color="#ffff00" style:font-weight-asian="bold" style:font-weight-complex="bold"/>
    </style:style>
    <style:style style:name="T5" style:family="text">
      <style:text-properties style:font-name="Verdana" fo:font-weight="bold" fo:background-color="#ffffff" style:font-weight-asian="bold" style:font-weight-complex="bold"/>
    </style:style>
    <style:style style:name="T6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Verdana" fo:font-size="14pt" style:font-size-asian="14pt" style:font-size-complex="14pt"/>
    </style:style>
    <style:style style:name="T8" style:family="text">
      <style:text-properties fo:color="#ff3333" style:font-name="Verdana" fo:font-weight="bold" fo:background-color="#ffff00" style:font-weight-asian="bold" style:font-weight-complex="bold"/>
    </style:style>
    <style:style style:name="T9" style:family="text">
      <style:text-properties fo:color="#ff3333" style:font-name="Verdana" fo:font-weight="bold" style:font-weight-asian="bold" style:font-weight-complex="bold"/>
    </style:style>
    <style:style style:name="T10" style:family="text">
      <style:text-properties fo:color="#ff3333" style:font-name="Verdana" fo:font-weight="bold" fo:background-color="#ffffff" style:font-weight-asian="bold" style:font-weight-complex="bold"/>
    </style:style>
    <style:style style:name="T11" style:family="text">
      <style:text-properties fo:font-variant="normal" fo:text-transform="none" fo:color="#ffffff" style:font-name="Source Code Pro" fo:font-size="11.25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ffffff" style:font-name="Source Code Pro" fo:font-size="11.25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ffffff" style:font-name="Source Code Pro" fo:font-size="11.25pt" fo:letter-spacing="normal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ffffff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9933" style:font-name="Source Code Pro" fo:font-size="11.25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009933" style:font-name="Source Code Pro" fo:font-size="14pt" fo:letter-spacing="normal" fo:font-style="normal" fo:font-weight="normal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7826" style:font-name="Source Code Pro" fo:font-size="11.25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7826" style:font-name="Source Code Pro" fo:font-size="11.25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7826" style:font-name="Source Code Pro" fo:letter-spacing="normal" fo:font-style="normal" fo:font-weight="normal" style:font-weight-asian="normal" style:font-weight-complex="normal"/>
    </style:style>
    <style:style style:name="T22" style:family="text">
      <style:text-properties fo:color="#009933" style:font-name="Verdana" fo:font-weight="bold" style:font-weight-asian="bold" style:font-weight-complex="bold"/>
    </style:style>
    <style:style style:name="T23" style:family="text">
      <style:text-properties fo:color="#009933" style:font-name="Verdana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0000" style:font-name="Verdana" fo:font-weight="normal" style:font-weight-asian="normal" style:font-weight-complex="normal"/>
    </style:style>
    <style:style style:name="T26" style:family="text">
      <style:text-properties fo:color="#007826" style:font-name="Verdana" fo:font-size="14pt" style:font-size-asian="14pt" style:font-size-complex="14pt"/>
    </style:style>
    <style:style style:name="T27" style:family="text">
      <style:text-properties fo:color="#007826" style:font-name="Verdana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7826" style:font-name="Verdana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Install and create Angular Project</text:span></text:p>
      <text:p text:style-name="Standard"><text:span text:style-name="T4"/></text:p>
      <text:p text:style-name="P1"><text:span text:style-name="T3">1.Install angular library</text:span></text:p>
      <text:p text:style-name="Standard"><text:span text:style-name="T10">&gt;&gt;</text:span><text:span text:style-name="T5"> </text:span><text:span text:style-name="T16">npm install -g @angular/cli</text:span><text:span text:style-name="T23"> </text:span></text:p>
      <text:p text:style-name="P2"><text:span text:style-name="T7">2.Create angular app</text:span></text:p>
      <text:p text:style-name="Standard"><text:span text:style-name="T24">&gt;&gt;</text:span><text:span text:style-name="T12">n</text:span><text:span text:style-name="T19">ng new my-dream-app</text:span><text:span text:style-name="T26"> </text:span></text:p>
      <text:p text:style-name="Standard"><text:span text:style-name="T24">3.Start angular Server</text:span></text:p>
      <text:p text:style-name="Standard"><text:span text:style-name="T24">&gt;&gt;</text:span><text:span text:style-name="T20">cd my-dream-ap</text:span><text:span text:style-name="T14">p</text:span><text:span text:style-name="T24"> </text:span></text:p>
      <text:p text:style-name="P3"><text:span text:style-name="T25"><text:s text:c="4"/></text:span><text:span text:style-name="T28"><text:s/></text:span><text:span text:style-name="T21">ng serve</text:span><text:span text:style-name="T2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Code Pro" svg:font-family="'Source Code Pr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8T20:54:17.62</meta:creation-date>
    <meta:document-statistic meta:table-count="0" meta:image-count="0" meta:object-count="0" meta:page-count="1" meta:paragraph-count="8" meta:word-count="26" meta:character-count="191"/>
    <dc:date>2019-10-18T21:04:27.16</dc:date>
    <meta:editing-duration>PT10M14S</meta:editing-duration>
    <meta:editing-cycles>1</meta:editing-cycles>
    <meta:generator>OpenOffice/4.1.7$Win32 OpenOffice.org_project/417m1$Build-9800</meta:generator>
  </office:meta>
</office:document-meta>
</file>